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0861in"/>
    </style:style>
    <style:style style:name="Table1.B" style:family="table-column">
      <style:table-column-properties style:column-width="6.8389in"/>
    </style:style>
    <style:style style:name="Table1.A1" style:family="table-cell">
      <style:table-cell-properties style:vertical-align="middle" fo:padding="0.0194in" fo:border="none"/>
    </style:style>
    <style:style style:name="P1" style:family="paragraph" style:parent-style-name="Standard">
      <style:text-properties officeooo:paragraph-rsid="001df1c0"/>
    </style:style>
    <style:style style:name="P2" style:family="paragraph" style:parent-style-name="Standard">
      <style:text-properties officeooo:paragraph-rsid="001e7fe7"/>
    </style:style>
    <style:style style:name="P3" style:family="paragraph" style:parent-style-name="Standard">
      <style:text-properties officeooo:paragraph-rsid="001f2e4b"/>
    </style:style>
    <style:style style:name="P4" style:family="paragraph" style:parent-style-name="Standard">
      <style:text-properties officeooo:paragraph-rsid="00204a2c"/>
    </style:style>
    <style:style style:name="P5" style:family="paragraph" style:parent-style-name="Standard">
      <style:text-properties officeooo:paragraph-rsid="0022ece4"/>
    </style:style>
    <style:style style:name="P6" style:family="paragraph" style:parent-style-name="Standard">
      <style:text-properties officeooo:paragraph-rsid="002468ed"/>
    </style:style>
    <style:style style:name="P7" style:family="paragraph" style:parent-style-name="Standard">
      <style:text-properties officeooo:paragraph-rsid="002653a9"/>
    </style:style>
    <style:style style:name="P8" style:family="paragraph" style:parent-style-name="Standard">
      <style:text-properties officeooo:paragraph-rsid="00281188"/>
    </style:style>
    <style:style style:name="P9" style:family="paragraph" style:parent-style-name="Standard">
      <style:text-properties officeooo:paragraph-rsid="002af0d9"/>
    </style:style>
    <style:style style:name="P10" style:family="paragraph" style:parent-style-name="Standard">
      <style:text-properties officeooo:paragraph-rsid="002c8318"/>
    </style:style>
    <style:style style:name="P11" style:family="paragraph" style:parent-style-name="Standard">
      <style:text-properties officeooo:paragraph-rsid="002d01ce"/>
    </style:style>
    <style:style style:name="P12" style:family="paragraph" style:parent-style-name="Standard">
      <style:text-properties officeooo:paragraph-rsid="002db060"/>
    </style:style>
    <style:style style:name="P13" style:family="paragraph" style:parent-style-name="Standard">
      <style:text-properties officeooo:paragraph-rsid="003080fd"/>
    </style:style>
    <style:style style:name="P14" style:family="paragraph" style:parent-style-name="Standard">
      <style:text-properties officeooo:paragraph-rsid="0031f042"/>
    </style:style>
    <style:style style:name="P15" style:family="paragraph" style:parent-style-name="Standard">
      <style:text-properties officeooo:paragraph-rsid="00331be5"/>
    </style:style>
    <style:style style:name="P16" style:family="paragraph" style:parent-style-name="Standard">
      <style:text-properties officeooo:paragraph-rsid="00367c8b"/>
    </style:style>
    <style:style style:name="P17" style:family="paragraph" style:parent-style-name="Standard">
      <style:text-properties officeooo:paragraph-rsid="0037871f"/>
    </style:style>
    <style:style style:name="P18" style:family="paragraph" style:parent-style-name="Standard">
      <style:text-properties officeooo:paragraph-rsid="0038ccc7"/>
    </style:style>
    <style:style style:name="P19" style:family="paragraph" style:parent-style-name="Standard">
      <style:text-properties officeooo:paragraph-rsid="00396ef6"/>
    </style:style>
    <style:style style:name="P20" style:family="paragraph" style:parent-style-name="Standard">
      <style:text-properties officeooo:paragraph-rsid="003afe42"/>
    </style:style>
    <style:style style:name="P21" style:family="paragraph" style:parent-style-name="Standard">
      <style:text-properties officeooo:paragraph-rsid="003ddc20"/>
    </style:style>
    <style:style style:name="P22" style:family="paragraph" style:parent-style-name="Standard">
      <style:text-properties officeooo:paragraph-rsid="003ecb91"/>
    </style:style>
    <style:style style:name="P23" style:family="paragraph" style:parent-style-name="Standard">
      <style:text-properties officeooo:paragraph-rsid="003ef950"/>
    </style:style>
    <style:style style:name="P24" style:family="paragraph" style:parent-style-name="Standard">
      <style:text-properties officeooo:paragraph-rsid="00402e26"/>
    </style:style>
    <style:style style:name="P25" style:family="paragraph" style:parent-style-name="Standard">
      <style:text-properties officeooo:paragraph-rsid="00407afc"/>
    </style:style>
    <style:style style:name="P26" style:family="paragraph" style:parent-style-name="Standard">
      <style:text-properties officeooo:paragraph-rsid="0041c1d9"/>
    </style:style>
    <style:style style:name="P27" style:family="paragraph" style:parent-style-name="Text_20_body">
      <style:text-properties officeooo:paragraph-rsid="00367c8b"/>
    </style:style>
    <style:style style:name="P28" style:family="paragraph" style:parent-style-name="Table_20_Contents">
      <style:paragraph-properties fo:margin-left="0.0209in" fo:margin-right="0in" fo:text-indent="0in" style:auto-text-indent="false"/>
      <style:text-properties fo:font-size="2pt" style:font-size-asian="2pt" style:font-size-complex="2pt"/>
    </style:style>
    <style:style style:name="P29" style:family="paragraph" style:parent-style-name="Table_20_Contents">
      <style:paragraph-properties fo:margin-top="0in" fo:margin-bottom="0.1965in" style:contextual-spacing="false"/>
    </style:style>
    <style:style style:name="T1" style:family="text">
      <style:text-properties officeooo:rsid="001df1c0"/>
    </style:style>
    <style:style style:name="T2" style:family="text">
      <style:text-properties officeooo:rsid="001e7fe7"/>
    </style:style>
    <style:style style:name="T3" style:family="text">
      <style:text-properties officeooo:rsid="001f2e4b"/>
    </style:style>
    <style:style style:name="T4" style:family="text">
      <style:text-properties officeooo:rsid="00204a2c"/>
    </style:style>
    <style:style style:name="T5" style:family="text">
      <style:text-properties officeooo:rsid="002231bf"/>
    </style:style>
    <style:style style:name="T6" style:family="text">
      <style:text-properties officeooo:rsid="0022ece4"/>
    </style:style>
    <style:style style:name="T7" style:family="text">
      <style:text-properties officeooo:rsid="002468ed"/>
    </style:style>
    <style:style style:name="T8" style:family="text">
      <style:text-properties officeooo:rsid="002653a9"/>
    </style:style>
    <style:style style:name="T9" style:family="text">
      <style:text-properties officeooo:rsid="00281188"/>
    </style:style>
    <style:style style:name="T10" style:family="text">
      <style:text-properties officeooo:rsid="002af0d9"/>
    </style:style>
    <style:style style:name="T11" style:family="text">
      <style:text-properties officeooo:rsid="002d01ce"/>
    </style:style>
    <style:style style:name="T12" style:family="text">
      <style:text-properties officeooo:rsid="002db060"/>
    </style:style>
    <style:style style:name="T13" style:family="text">
      <style:text-properties officeooo:rsid="002eafb4"/>
    </style:style>
    <style:style style:name="T14" style:family="text">
      <style:text-properties officeooo:rsid="003080fd"/>
    </style:style>
    <style:style style:name="T15" style:family="text">
      <style:text-properties officeooo:rsid="0030fe75"/>
    </style:style>
    <style:style style:name="T16" style:family="text">
      <style:text-properties officeooo:rsid="0031f042"/>
    </style:style>
    <style:style style:name="T17" style:family="text">
      <style:text-properties officeooo:rsid="00331be5"/>
    </style:style>
    <style:style style:name="T18" style:family="text">
      <style:text-properties officeooo:rsid="00338073"/>
    </style:style>
    <style:style style:name="T19" style:family="text">
      <style:text-properties officeooo:rsid="0034cb6b"/>
    </style:style>
    <style:style style:name="T20" style:family="text">
      <style:text-properties officeooo:rsid="00362e57"/>
    </style:style>
    <style:style style:name="T21" style:family="text">
      <style:text-properties officeooo:rsid="00367c8b"/>
    </style:style>
    <style:style style:name="T22" style:family="text">
      <style:text-properties officeooo:rsid="0037871f"/>
    </style:style>
    <style:style style:name="T23" style:family="text">
      <style:text-properties officeooo:rsid="0038ccc7"/>
    </style:style>
    <style:style style:name="T24" style:family="text">
      <style:text-properties officeooo:rsid="00396ef6"/>
    </style:style>
    <style:style style:name="T25" style:family="text">
      <style:text-properties officeooo:rsid="003afe42"/>
    </style:style>
    <style:style style:name="T26" style:family="text">
      <style:text-properties officeooo:rsid="003bf981"/>
    </style:style>
    <style:style style:name="T27" style:family="text">
      <style:text-properties officeooo:rsid="003ddc20"/>
    </style:style>
    <style:style style:name="T28" style:family="text">
      <style:text-properties officeooo:rsid="003ecb91"/>
    </style:style>
    <style:style style:name="T29" style:family="text">
      <style:text-properties officeooo:rsid="003ef950"/>
    </style:style>
    <style:style style:name="T30" style:family="text">
      <style:text-properties officeooo:rsid="00402e26"/>
    </style:style>
    <style:style style:name="T31" style:family="text">
      <style:text-properties officeooo:rsid="00407afc"/>
    </style:style>
    <style:style style:name="T32" style:family="text">
      <style:text-properties officeooo:rsid="0041c1d9"/>
    </style:style>
    <style:style style:name="T33" style:family="text">
      <style:text-properties officeooo:rsid="004325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Abstract:</text:span></text:p>
      <text:p text:style-name="P5"><text:span text:style-name="T6">Background</text:span></text:p>
      <text:p text:style-name="P5"><text:span text:style-name="T6">Objective</text:span></text:p>
      <text:p text:style-name="P5"><text:span text:style-name="T6">methods</text:span></text:p>
      <text:p text:style-name="P5"><text:span text:style-name="T6">results</text:span></text:p>
      <text:p text:style-name="P5"><text:span text:style-name="T6"/></text:p>
      <text:p text:style-name="P5"><text:span text:style-name="T6">Introduction</text:span></text:p>
      <text:p text:style-name="P5"><text:span text:style-name="T6"/></text:p>
      <text:p text:style-name="P3"><text:span text:style-name="T3"/></text:p>
      <text:p text:style-name="P3"><text:span text:style-name="T3">Methods:</text:span></text:p>
      <text:p text:style-name="P11"><text:span text:style-name="T11">boosting:</text:span></text:p>
      <text:p text:style-name="P12"><text:span text:style-name="T12">scatterplot with hyperplane hard vs easy </text:span><text:span text:style-name="T13">oreillyML p70</text:span></text:p>
      <text:p text:style-name="P12"><text:span text:style-name="T12"/></text:p>
      <text:p text:style-name="P12"><text:span text:style-name="T12"/></text:p>
      <text:p text:style-name="P4"><text:span text:style-name="T11">data exploration</text:span><text:span text:style-name="T4">:</text:span></text:p>
      <text:p text:style-name="P11"><text:span text:style-name="T11">confidence intervals</text:span></text:p>
      <text:p text:style-name="P4"><text:a xlink:type="simple" xlink:href="http://stats.stackexchange.com/questions/32262/can-i-compute-a-confidence-level-for-a-z-test-based-on-the-size-of-the-samples?rq=1:w"><text:span text:style-name="T4">http://stats.stackexchange.com/questions/32262/can-i-compute-a-confidence-level-for-a-z-test-based-on-the-size-of-the-samples?rq=1:w</text:span></text:a></text:p>
      <text:p text:style-name="P4"><text:span text:style-name="T4"/></text:p>
      <text:p text:style-name="P8"><text:span text:style-name="T9">big data:</text:span></text:p>
      <text:p text:style-name="P8"><text:a xlink:type="simple" xlink:href="http://stats.stackexchange.com/questions/48807/big-data-vs-multiple-hypothesis-testing?rq=1"><text:span text:style-name="T9">http://stats.stackexchange.com/questions/48807/big-data-vs-multiple-hypothesis-testing?rq=1</text:span></text:a></text:p>
      <text:p text:style-name="P8"><text:span text:style-name="T9"/></text:p>
      <table:table table:name="Table1" table:style-name="Table1">
        <table:table-column table:style-name="Table1.A"/>
        <table:table-column table:style-name="Table1.B"/>
        <table:table-row>
          <table:table-cell table:style-name="Table1.A1" office:value-type="string">
            <text:p text:style-name="P28"/>
          </table:table-cell>
          <table:table-cell table:style-name="Table1.A1" office:value-type="string">
            <text:p text:style-name="P29">'Big data' usually refers to data sets with gazillions of subjects, and relatively fewer measurements per subject (also called 'tall' data). For data that is wide, rather than tall, there is much work already done, a good source being Efron's recent book 'Large-Scale Inference: Empirical Bayes Methods for Estimation, Testing, and Prediction' which deals with (among other things) multiple hypothesis testing. For data that is truly tall, I haven't seen much theory, although there is tons of work relating to algorithms (see 'Mining of Massive Datasets' google it and you'll find a legally-free pdf). There is also some work on developing statistical methodology for tall data, like 'The Big Data bootstrap' by Kleiner, Talwalkar, Sarkar &amp; Jordan.</text:p>
          </table:table-cell>
        </table:table-row>
      </table:table>
      <text:p text:style-name="P8"><text:span text:style-name="T9"/></text:p>
      <text:p text:style-name="P16"><text:span text:style-name="T21">Pca:</text:span></text:p>
      <text:p text:style-name="P8"><text:span text:style-name="T9"/></text:p>
      <text:p text:style-name="P16"><text:span text:style-name="T21"/></text:p>
      <text:p text:style-name="P1"><text:span text:style-name="T1"/></text:p>
      <text:p text:style-name="P5"><text:span text:style-name="T6">model selection:</text:span></text:p>
      <text:p text:style-name="P5"><text:span text:style-name="T6">harness</text:span></text:p>
      <text:p text:style-name="P5"><text:span text:style-name="T20"/></text:p>
      <text:p text:style-name="P13"><text:span text:style-name="T14">kernel hashing:</text:span></text:p>
      <text:p text:style-name="P13"><text:span text:style-name="T14">chapter3 email ham/spam</text:span></text:p>
      <text:p text:style-name="P13"><text:span text:style-name="T14">vowpall rabit</text:span></text:p>
      <text:p text:style-name="P13"><text:span text:style-name="T14"/></text:p>
      <text:p text:style-name="P13"><text:span text:style-name="T14"/></text:p>
      <text:p text:style-name="P13"><text:span text:style-name="T14">network inference:</text:span></text:p>
      <text:p text:style-name="Text_20_body"><text:span text:style-name="T14">percolation </text:span><text:span text:style-name="T20">gephi graphical program(ch11)</text:span></text:p>
      <text:p text:style-name="P27"><text:span text:style-name="T21">local community structure</text:span></text:p>
      <text:p text:style-name="P16"><text:span text:style-name="T21"/></text:p>
      <text:p text:style-name="P16"><text:soft-page-break/><text:span text:style-name="T21">Decision analysis:</text:span></text:p>
      <text:p text:style-name="P16"><text:span text:style-name="T5">antidata.pdf</text:span></text:p>
      <text:p text:style-name="P16"><text:span text:style-name="T3">hierarchical models</text:span></text:p>
      <text:p text:style-name="P16"><text:span text:style-name="T3">http://www.statsblogs.com/2013/10/31/diagrams-for-hierarchical-models-new-drawing-tools/</text:span></text:p>
      <text:p text:style-name="P16"><text:span text:style-name="T22">posterior → </text:span><text:span text:style-name="T21">likelihood thinkbayes 6.5</text:span></text:p>
      <text:p text:style-name="P6"><text:span text:style-name="T7"/></text:p>
      <text:p text:style-name="P6"><text:span text:style-name="T7"/></text:p>
      <text:p text:style-name="P6"><text:span text:style-name="T7">Results:</text:span></text:p>
      <text:p text:style-name="P17"><text:span text:style-name="T22">sufficient statistics:</text:span></text:p>
      <text:p text:style-name="P17"><text:span text:style-name="T22">distributions</text:span></text:p>
      <text:p text:style-name="P17"><text:span text:style-name="T22"/></text:p>
      <text:p text:style-name="P9"><text:span text:style-name="T8">collinearity: </text:span></text:p>
      <text:p text:style-name="P9"><text:span text:style-name="T8">bonferroni corrected Rij's for parameters of projected model </text:span></text:p>
      <text:p text:style-name="P7"><text:span text:style-name="T8">feature selection, </text:span><text:span text:style-name="T15">ranking chapter4 mlhckrsorly</text:span></text:p>
      <text:p text:style-name="P9"><text:span text:style-name="T10">http://learnitdaily.com/six-ways-to-address-collinearity-in-regression-models/</text:span></text:p>
      <text:p text:style-name="P5"><text:span text:style-name="T6"/></text:p>
      <text:p text:style-name="P14"><text:span text:style-name="T16">regression:</text:span></text:p>
      <text:p text:style-name="P14"><text:span text:style-name="T16">general additive model chapter6</text:span></text:p>
      <text:p text:style-name="P14"><text:span text:style-name="T16">overfitting</text:span></text:p>
      <text:p text:style-name="P15"><text:span text:style-name="T17">optimization (mips) </text:span><text:span text:style-name="T19">→ error ridge reduction ch7mlhck</text:span></text:p>
      <text:p text:style-name="P14"><text:span text:style-name="T16"/></text:p>
      <text:p text:style-name="P10"><text:span text:style-name="T6">power:</text:span></text:p>
      <text:p text:style-name="P10"><text:span text:style-name="T6">effect size curve dead, medium, improved</text:span></text:p>
      <text:p text:style-name="P1"><text:span text:style-name="T1"/></text:p>
      <text:p text:style-name="P1"><text:span text:style-name="T1">Discussion:</text:span></text:p>
      <text:p text:style-name="P6"><text:span text:style-name="T7">principal results</text:span></text:p>
      <text:p text:style-name="P15"><text:span text:style-name="T18"><text:s/></text:span></text:p>
      <text:p text:style-name="P15"><text:span text:style-name="T17"/></text:p>
      <text:p text:style-name="P15"><text:span text:style-name="T17">-alert fatigue reduction</text:span></text:p>
      <text:p text:style-name="P19"><text:span text:style-name="T24">calibrate alert types : ch12 thinkbayes</text:span></text:p>
      <text:p text:style-name="P19"><text:span text:style-name="T24">efficacy of differences in alert type</text:span></text:p>
      <text:p text:style-name="P19"><text:span text:style-name="T24"/></text:p>
      <text:p text:style-name="P20"><text:span text:style-name="T25">-simulation :</text:span><text:span text:style-name="T17">alert</text:span><text:span text:style-name="T18">s as models of </text:span><text:span text:style-name="T25">health-state </text:span><text:span text:style-name="T26">ch13 thinkbayes</text:span></text:p>
      <text:p text:style-name="P20"><text:span text:style-name="T25">distribution of health-state VS. cdf , (plotted as different alert rates)</text:span></text:p>
      <text:p text:style-name="P20"><text:span text:style-name="T25">credible interval for health-state vs alert-type</text:span></text:p>
      <text:p text:style-name="P21"><text:span text:style-name="T27">serial correlation</text:span><text:span text:style-name="T28">(jt of multi alert types)</text:span></text:p>
      <text:p text:style-name="P21"><text:span text:style-name="T27"/></text:p>
      <text:p text:style-name="P22"><text:span text:style-name="T28">-medical story as </text:span><text:span text:style-name="T29">structue of a </text:span><text:span text:style-name="T28">hierarchical model</text:span></text:p>
      <text:p text:style-name="P23"><text:span text:style-name="T29">decision tree → take top few features and build a hierachical model</text:span></text:p>
      <text:p text:style-name="P23"><text:span text:style-name="T29">get pmf of individual alerts</text:span></text:p>
      <text:p text:style-name="P23"><text:span text:style-name="T29">generate joint of all</text:span></text:p>
      <text:p text:style-name="P23"><text:span text:style-name="T29">(causal information flows down, inference flows upward)</text:span></text:p>
      <text:p text:style-name="P24"><text:span text:style-name="T30"/></text:p>
      <text:p text:style-name="P25"><text:span text:style-name="T31">-big data</text:span></text:p>
      <text:p text:style-name="P25"><text:span text:style-name="T31">ch15 </text:span><text:span text:style-name="T30">dimensional modeling. </text:span></text:p>
      <text:p text:style-name="P26"><text:span text:style-name="T32">Predictive distribution:</text:span></text:p>
      <text:p text:style-name="P25"><text:span text:style-name="T30">Given what we are seeing what new species (alert-types) can we expect? </text:span><text:span text:style-name="T31">How many more samples do we need to see</text:span><text:span text:style-name="T33">(coverage)?</text:span></text:p>
      <text:p text:style-name="P26"><text:span text:style-name="T32">Alert-type vs sample size predictive distribution graph</text:span></text:p>
      <text:p text:style-name="P25"><text:soft-page-break/><text:span text:style-name="T31"/></text:p>
      <text:p text:style-name="P23"><text:span text:style-name="T29"/></text:p>
      <text:p text:style-name="P17"><text:span text:style-name="T22"/></text:p>
      <text:p text:style-name="P17"><text:span text:style-name="T22">modeling as iterative process</text:span></text:p>
      <text:p text:style-name="P17"><text:span text:style-name="T22"/></text:p>
      <text:p text:style-name="P19"><text:span text:style-name="T24">variability hypothesis (thinkbayes ch10)</text:span></text:p>
      <text:p text:style-name="P19"><text:span text:style-name="T24">split groups countour plots of mean vs stdev.</text:span></text:p>
      <text:p text:style-name="P19"><text:span text:style-name="T24">Coefficient of variation</text:span></text:p>
      <text:p text:style-name="P19"><text:span text:style-name="T24"/></text:p>
      <text:p text:style-name="P17"><text:span text:style-name="T22"/></text:p>
      <text:p text:style-name="P18"><text:span text:style-name="T23">decision analysis</text:span></text:p>
      <text:p text:style-name="P18"><text:span text:style-name="T23">number of features vs number of alerts</text:span></text:p>
      <text:p text:style-name="P6"><text:span text:style-name="T7">comparison to prior work</text:span></text:p>
      <text:p text:style-name="P6"><text:span text:style-name="T7">limitations</text:span></text:p>
      <text:p text:style-name="P6"><text:span text:style-name="T7">conclusions</text:span></text:p>
      <text:p text:style-name="P6"><text:span text:style-name="T7"/></text:p>
      <text:p text:style-name="P1"><text:span text:style-name="T1">statistical space vs biological space</text:span></text:p>
      <text:p text:style-name="P1"><text:span text:style-name="T1"/></text:p>
      <text:p text:style-name="P2"><text:span text:style-name="T2">slides</text:span></text:p>
      <text:p text:style-name="P2"><text:a xlink:type="simple" xlink:href="http://cdn.theatlantic.com/static/infocus/ngt051713/n06_00202030.jpg"><text:span text:style-name="T2">http://cdn.theatlantic.com/static/infocus/ngt051713/n06_00202030.jpg</text:span></text:a></text:p>
      <text:p text:style-name="P2"><text:span text:style-name="T2"/></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ver </meta:initial-creator>
    <meta:creation-date>2013-11-02T23:41:02</meta:creation-date>
    <dc:date>2013-11-03T01:23:28</dc:date>
    <dc:creator>solver </dc:creator>
    <meta:editing-duration>PT3H10M29S</meta:editing-duration>
    <meta:editing-cycles>34</meta:editing-cycles>
    <meta:generator>LibreOffice/4.0.2.2$Linux_X86_64 LibreOffice_project/400m0$Build-2</meta:generator>
    <meta:document-statistic meta:table-count="1" meta:image-count="0" meta:object-count="0" meta:page-count="3" meta:paragraph-count="74" meta:word-count="372" meta:character-count="3034" meta:non-whitespace-character-count="2731"/>
  </office:meta>
</office:document-meta>
</file>